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4-01-09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3-02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2-09-12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2-01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1-03-02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0-10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20-01-27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9-09-11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9-05-0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9-02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8-10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8-05-0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8-01-03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7-10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7-05-05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7-02-08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6-09-14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6-05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6-01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5-05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5-01-06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4-05-28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4-03-0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3-10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55</text:p>
          </table:table-cell>
          <table:table-cell office:value-type="string" calcext:value-type="string">
            <text:p>GARWELL-035</text:p>
          </table:table-cell>
          <table:table-cell office:value-type="string" calcext:value-type="string">
            <text:p>201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